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70ec1" officeooo:paragraph-rsid="00084d61"/>
    </style:style>
    <style:style style:name="P2" style:family="paragraph" style:parent-style-name="Standard">
      <style:paragraph-properties fo:text-align="justify" style:justify-single-word="false"/>
      <style:text-properties officeooo:rsid="00070ec1" officeooo:paragraph-rsid="00098d47"/>
    </style:style>
    <style:style style:name="P3" style:family="paragraph" style:parent-style-name="Standard">
      <style:text-properties officeooo:rsid="00084d61" officeooo:paragraph-rsid="00084d61"/>
    </style:style>
    <style:style style:name="P4" style:family="paragraph" style:parent-style-name="Standard">
      <style:text-properties style:text-underline-style="solid" style:text-underline-width="auto" style:text-underline-color="font-color" fo:font-weight="bold" officeooo:rsid="00084d61" officeooo:paragraph-rsid="00084d61" style:font-weight-asian="bold" style:font-weight-complex="bold"/>
    </style:style>
    <style:style style:name="P5"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084d61" officeooo:paragraph-rsid="00084d61" style:font-size-asian="20pt" style:font-weight-asian="bold" style:font-size-complex="20pt" style:font-weight-complex="bold"/>
    </style:style>
    <style:style style:name="T1" style:family="text">
      <style:text-properties officeooo:rsid="00084d61"/>
    </style:style>
    <style:style style:name="T2" style:family="text">
      <style:text-properties officeooo:rsid="00098d47"/>
    </style:style>
    <style:style style:name="T3" style:family="text">
      <style:text-properties fo:font-style="italic" officeooo:rsid="00098d47" style:font-style-asian="italic" style:font-style-complex="italic"/>
    </style:style>
    <style:style style:name="T4" style:family="text">
      <style:text-properties officeooo:rsid="000abf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érémy TREMBLAY G7</text:p>
      <text:p text:style-name="P4">Antoine PELLEGRINO G8</text:p>
      <text:p text:style-name="P3"/>
      <table:table table:name="Tableau1" table:style-name="Tableau1">
        <table:table-column table:style-name="Tableau1.A"/>
        <table:table-row table:style-name="TableLine1898828991072">
          <table:table-cell table:style-name="Tableau1.A1" office:value-type="string">
            <text:p text:style-name="P5">Contexte du jeu Speed-Jumper</text:p>
          </table:table-cell>
        </table:table-row>
      </table:table>
      <text:p text:style-name="P3"/>
      <text:p text:style-name="P1"><text:tab/><text:span text:style-name="T1">L’objectif de ce projet est de réaliser un jeu-vidéo de type « Plate-formeur », en 2D, avec une caméra vue sur le côté, </text:span><text:span text:style-name="T4">un système de sauts et une physique réaliste, </text:span><text:span text:style-name="T1">et comportant plusieurs niveaux de jeu et de difficulté. </text:span><text:span text:style-name="T4">Bien évidemment, un système de collisions sera présent dans ce jeu.</text:span></text:p>
      <text:p text:style-name="P1"/>
      <text:p text:style-name="P1"><text:tab/><text:span text:style-name="T1">Le concept même de ce jeu se veut simpliste : arriver à bout de chaque niveau le plus rapidement possible. Il y aurait un temps donné pour terminer chaque niveau, et si le joueur ne termine pas le niveau à temps, il a alors perdu.</text:span></text:p>
      <text:p text:style-name="P1"/>
      <text:p text:style-name="P1"><text:tab/><text:span text:style-name="T1">Il faudra ainsi éviter les différents pièges (pics, vide…), être adroit dans les sauts et esquiver les ennemis pour arriver à bout de chaque niveau. Les niveaux seront à thème et posséderont ainsi des environnements variés et luxuriants, avec des ennemis toujours dans la continuité de ce thème.</text:span></text:p>
      <text:p text:style-name="P1"/>
      <text:p text:style-name="P1"><text:tab/><text:span text:style-name="T1">La spécificité de ce jeu est que plus le temps passera dans un niveau, et plus le temps lui-même s’accéléra. Ainsi, le jeu deviendra </text:span><text:span text:style-name="T2">accélérera de plus en plus</text:span><text:span text:style-name="T1"> : le temps s’écoulera encore plus vite, le personnage se déplacera toujours plus vite, les ennemis également, l’environnement du jeu sera plus rapide. Il deviendra alors plus dur de ne pas perdre !</text:span></text:p>
      <text:p text:style-name="P1"/>
      <text:p text:style-name="P1"><text:tab/><text:span text:style-name="T1">D’autres niveaux de difficultés seront également présents. Des effets comme l’écran qui se noircit à intervalle régulier, qui grésille ou s’</text:span><text:span text:style-name="T2">agrandit / se rapetisse sont également envisageables.</text:span></text:p>
      <text:p text:style-name="P1"/>
      <text:p text:style-name="P1"><text:tab/><text:span text:style-name="T2">Une ombre sera également présente dans le dernier mode de difficulté. Elle suivra le personnage en continu, en reproduisant tous ses mouvements, avec quelques secondes de décalage. Il ne sera pas possible de s’arrêter car un contact avec cette dernière sera synonyme de </text:span><text:span text:style-name="T3">Game Over</text:span><text:span text:style-name="T2">. Bien sûr cette ombre deviendra toujours plus rapide avec le temps passé dans le niveau.</text:span></text:p>
      <text:p text:style-name="P1"/>
      <text:p text:style-name="P2"><text:tab/><text:span text:style-name="T2">En résumé ce jeu ne sera pas basé sur un </text:span><text:span text:style-name="T3">gameplay</text:span><text:span text:style-name="T2"> de détente, mais poussera à avoir des réflexes. Il s’adresse ainsi à quiconque voulant passer du bon temps et s’amuser avec un niveau de jeu de plateforme. </text:span></text:p>
      <text:p text:style-name="P2"/>
      <text:p text:style-name="P2"><text:span text:style-name="T2"><text:tab/>Il saura ravir les personnes adeptes de jeux de rythme, car même s’il n’est pas prévu d’intégrer de pulsations ou des musiques, les joueurs pourront retrouver l’aspect de rapidité et de progression. Les personnes réalisant des </text:span><text:span text:style-name="T3">speedruns</text:span><text:span text:style-name="T2"> pourront également voir un intérêt à ce jeu car il permet d’améliorer ses réflex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3T08:16:25.952406752</meta:creation-date>
    <dc:date>2021-12-16T16:42:40.968000000</dc:date>
    <meta:editing-duration>PT21M38S</meta:editing-duration>
    <meta:editing-cycles>4</meta:editing-cycles>
    <meta:generator>LibreOffice/7.2.3.2$Windows_X86_64 LibreOffice_project/d166454616c1632304285822f9c83ce2e660fd92</meta:generator>
    <meta:document-statistic meta:table-count="1" meta:image-count="0" meta:object-count="0" meta:page-count="1" meta:paragraph-count="11" meta:word-count="392" meta:character-count="2334" meta:non-whitespace-character-count="1944"/>
  </office:meta>
</office:document-meta>
</file>